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3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6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2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8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0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1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5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6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7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28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29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0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1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2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3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4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5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6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7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38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39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0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2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3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4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5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6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7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4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7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68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69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1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2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3" office:value-type="float" office:value="26.55833888888889">
            <text:p>26.5583389</text:p>
          </table:table-cell>
          <table:table-cell table:style-name="ce33" office:value-type="float" office:value="47.17212222222222">
            <text:p>47.1721222</text:p>
          </table:table-cell>
          <table:table-cell table:style-name="ce27" table:formula="oooc:=VLOOKUP([.F17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3" office:value-type="float" office:value="23.3108">
            <text:p>23.3108000</text:p>
          </table:table-cell>
          <table:table-cell table:style-name="ce33" office:value-type="float" office:value="39.84889166666667">
            <text:p>39.8488917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4" office:value-type="float" office:value="22.0728">
            <text:p>22.0728000</text:p>
          </table:table-cell>
          <table:table-cell table:style-name="ce34" office:value-type="float" office:value="39.4942">
            <text:p>39.494200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6.68966111111111">
            <text:p>26.6896611</text:p>
          </table:table-cell>
          <table:table-cell table:style-name="ce33" office:value-type="float" office:value="37.97993888888889">
            <text:p>37.9799389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8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8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85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8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87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88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89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1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19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19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194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5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195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19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19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19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19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3" office:value-type="float" office:value="25.48488888888889">
            <text:p>25.4848889</text:p>
          </table:table-cell>
          <table:table-cell table:style-name="ce33" office:value-type="float" office:value="39.36279722222223">
            <text:p>39.3627972</text:p>
          </table:table-cell>
          <table:table-cell table:style-name="ce27" table:formula="oooc:=VLOOKUP([.F20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0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0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0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0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0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0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0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0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0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1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1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1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1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3" office:value-type="float" office:value="19.93061388888889">
            <text:p>19.9306139</text:p>
          </table:table-cell>
          <table:table-cell table:style-name="ce33" office:value-type="float" office:value="41.44248888888889">
            <text:p>41.4424889</text:p>
          </table:table-cell>
          <table:table-cell table:style-name="ce27" table:formula="oooc:=VLOOKUP([.F214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1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16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17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18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3" office:value-type="float" office:value="21.698866666666667">
            <text:p>21.6988667</text:p>
          </table:table-cell>
          <table:table-cell table:style-name="ce33" office:value-type="float" office:value="39.34705277777778">
            <text:p>39.3470528</text:p>
          </table:table-cell>
          <table:table-cell table:style-name="ce27" table:formula="oooc:=VLOOKUP([.F219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2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2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2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23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2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25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3" office:value-type="float" office:value="21.491355555555558">
            <text:p>21.4913556</text:p>
          </table:table-cell>
          <table:table-cell table:style-name="ce33" office:value-type="float" office:value="39.190275">
            <text:p>39.1902750</text:p>
          </table:table-cell>
          <table:table-cell table:style-name="ce27" table:formula="oooc:=VLOOKUP([.F226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2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2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2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3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3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32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33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34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35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36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  <table:table-row table:style-name="ro2">
          <table:table-cell table:number-columns-repeated="2"/>
          <table:table-cell table:number-columns-repeated="2" table:style-name="ce33"/>
          <table:table-cell table:style-name="ce36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3" table:formula="oooc:=[.A5]+[.B5]/60+[.C5]/3600" office:value-type="string">
            <text:p>21.6988667</text:p>
          </table:table-cell>
          <table:table-cell table:style-name="ce33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